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8328173374613" calcext:value-type="float">
            <text:p>97,83</text:p>
          </table:table-cell>
          <table:table-cell table:style-name="ce3" table:formula="of:=([.F2]/12597)*100" office:value-type="float" office:value="2.1671826625387" calcext:value-type="float">
            <text:p>2,17</text:p>
          </table:table-cell>
          <table:table-cell/>
          <table:table-cell table:style-name="ce4" table:formula="of:=[.E18]+[.H18]" office:value-type="float" office:value="12324" calcext:value-type="float">
            <text:p>12324</text:p>
          </table:table-cell>
          <table:table-cell table:formula="of:=12597-[.E2]" office:value-type="float" office:value="273" calcext:value-type="float">
            <text:p>273</text:p>
          </table:table-cell>
          <table:table-cell office:value-type="float" office:value="162.713550091" calcext:value-type="float">
            <text:p>162,713550091</text:p>
          </table:table-cell>
          <table:table-cell office:value-type="float" office:value="0.15758895874" calcext:value-type="float">
            <text:p>0,157588958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899261728983" calcext:value-type="float">
            <text:p>97,69</text:p>
          </table:table-cell>
          <table:table-cell table:style-name="ce3" table:formula="of:=([.F3]/12597)*100" office:value-type="float" office:value="2.31007382710169" calcext:value-type="float">
            <text:p>2,31</text:p>
          </table:table-cell>
          <table:table-cell/>
          <table:table-cell table:style-name="ce4" table:formula="of:=[.E19]+[.H19]" office:value-type="float" office:value="12306" calcext:value-type="float">
            <text:p>12306</text:p>
          </table:table-cell>
          <table:table-cell table:formula="of:=12597-[.E3]" office:value-type="float" office:value="291" calcext:value-type="float">
            <text:p>291</text:p>
          </table:table-cell>
          <table:table-cell office:value-type="float" office:value="111.107366085" calcext:value-type="float">
            <text:p>111,107366085</text:p>
          </table:table-cell>
          <table:table-cell office:value-type="float" office:value="0.168924093246" calcext:value-type="float">
            <text:p>0,16892409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915852980868" calcext:value-type="float">
            <text:p>97,99</text:p>
          </table:table-cell>
          <table:table-cell table:style-name="ce3" table:formula="of:=([.F4]/12597)*100" office:value-type="float" office:value="2.00841470191315" calcext:value-type="float">
            <text:p>2,01</text:p>
          </table:table-cell>
          <table:table-cell/>
          <table:table-cell table:style-name="ce4" table:formula="of:=[.E20]+[.H20]" office:value-type="float" office:value="12344" calcext:value-type="float">
            <text:p>12344</text:p>
          </table:table-cell>
          <table:table-cell table:formula="of:=12597-[.E4]" office:value-type="float" office:value="253" calcext:value-type="float">
            <text:p>253</text:p>
          </table:table-cell>
          <table:table-cell office:value-type="float" office:value="227.408833981" calcext:value-type="float">
            <text:p>227,408833981</text:p>
          </table:table-cell>
          <table:table-cell office:value-type="float" office:value="0.181069850922" calcext:value-type="float">
            <text:p>0,181069850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836469000556" calcext:value-type="float">
            <text:p>97,98</text:p>
          </table:table-cell>
          <table:table-cell table:style-name="ce3" table:formula="of:=([.F5]/12597)*100" office:value-type="float" office:value="2.01635309994443" calcext:value-type="float">
            <text:p>2,02</text:p>
          </table:table-cell>
          <table:table-cell/>
          <table:table-cell table:style-name="ce4" table:formula="of:=[.E21]+[.H21]" office:value-type="float" office:value="12343" calcext:value-type="float">
            <text:p>12343</text:p>
          </table:table-cell>
          <table:table-cell table:formula="of:=12597-[.E5]" office:value-type="float" office:value="254" calcext:value-type="float">
            <text:p>254</text:p>
          </table:table-cell>
          <table:table-cell office:value-type="float" office:value="155.903857946" calcext:value-type="float">
            <text:p>155,903857946</text:p>
          </table:table-cell>
          <table:table-cell office:value-type="float" office:value="0.192802906036" calcext:value-type="float">
            <text:p>0,19280290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82487893943" calcext:value-type="float">
            <text:p>97,82</text:p>
          </table:table-cell>
          <table:table-cell table:style-name="ce3" table:formula="of:=([.F6]/12597)*100" office:value-type="float" office:value="2.17512106056998" calcext:value-type="float">
            <text:p>2,18</text:p>
          </table:table-cell>
          <table:table-cell/>
          <table:table-cell table:style-name="ce4" table:formula="of:=[.E22]+[.H22]" office:value-type="float" office:value="12323" calcext:value-type="float">
            <text:p>12323</text:p>
          </table:table-cell>
          <table:table-cell table:formula="of:=12597-[.E6]" office:value-type="float" office:value="274" calcext:value-type="float">
            <text:p>274</text:p>
          </table:table-cell>
          <table:table-cell office:value-type="float" office:value="212.405861855" calcext:value-type="float">
            <text:p>212,405861855</text:p>
          </table:table-cell>
          <table:table-cell office:value-type="float" office:value="0.204193115234" calcext:value-type="float">
            <text:p>0,20419311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1900452488688" calcext:value-type="float">
            <text:p>98,19</text:p>
          </table:table-cell>
          <table:table-cell table:style-name="ce3" table:formula="of:=([.F7]/12597)*100" office:value-type="float" office:value="1.80995475113122" calcext:value-type="float">
            <text:p>1,81</text:p>
          </table:table-cell>
          <table:table-cell/>
          <table:table-cell table:style-name="ce4" table:formula="of:=[.E23]+[.H23]" office:value-type="float" office:value="12369" calcext:value-type="float">
            <text:p>12369</text:p>
          </table:table-cell>
          <table:table-cell table:formula="of:=12597-[.E7]" office:value-type="float" office:value="228" calcext:value-type="float">
            <text:p>228</text:p>
          </table:table-cell>
          <table:table-cell office:value-type="float" office:value="223.817119837" calcext:value-type="float">
            <text:p>223,817119837</text:p>
          </table:table-cell>
          <table:table-cell office:value-type="float" office:value="0.215991020203" calcext:value-type="float">
            <text:p>0,215991020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26657140589" calcext:value-type="float">
            <text:p>98,63</text:p>
          </table:table-cell>
          <table:table-cell table:style-name="ce3" table:formula="of:=([.F8]/12597)*100" office:value-type="float" office:value="1.37334285941097" calcext:value-type="float">
            <text:p>1,37</text:p>
          </table:table-cell>
          <table:table-cell/>
          <table:table-cell table:style-name="ce4" table:formula="of:=[.E24]+[.H24]" office:value-type="float" office:value="12424" calcext:value-type="float">
            <text:p>12424</text:p>
          </table:table-cell>
          <table:table-cell table:formula="of:=12597-[.E8]" office:value-type="float" office:value="173" calcext:value-type="float">
            <text:p>173</text:p>
          </table:table-cell>
          <table:table-cell office:value-type="float" office:value="184.863189936" calcext:value-type="float">
            <text:p>184,863189936</text:p>
          </table:table-cell>
          <table:table-cell office:value-type="float" office:value="0.227170944214" calcext:value-type="float">
            <text:p>0,22717094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297372390252" calcext:value-type="float">
            <text:p>98,23</text:p>
          </table:table-cell>
          <table:table-cell table:style-name="ce3" table:formula="of:=([.F9]/12597)*100" office:value-type="float" office:value="1.77026276097484" calcext:value-type="float">
            <text:p>1,77</text:p>
          </table:table-cell>
          <table:table-cell/>
          <table:table-cell table:style-name="ce4" table:formula="of:=[.E25]+[.H25]" office:value-type="float" office:value="12374" calcext:value-type="float">
            <text:p>12374</text:p>
          </table:table-cell>
          <table:table-cell table:formula="of:=12597-[.E9]" office:value-type="float" office:value="223" calcext:value-type="float">
            <text:p>223</text:p>
          </table:table-cell>
          <table:table-cell office:value-type="float" office:value="515.49293685" calcext:value-type="float">
            <text:p>515,49293685</text:p>
          </table:table-cell>
          <table:table-cell office:value-type="float" office:value="0.238656997681" calcext:value-type="float">
            <text:p>0,23865699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7611336032389" calcext:value-type="float">
            <text:p>96,76</text:p>
          </table:table-cell>
          <table:table-cell table:style-name="ce3" table:formula="of:=([.F10]/12597)*100" office:value-type="float" office:value="3.23886639676113" calcext:value-type="float">
            <text:p>3,24</text:p>
          </table:table-cell>
          <table:table-cell/>
          <table:table-cell table:style-name="ce4" table:formula="of:=[.E26]+[.H26]" office:value-type="float" office:value="12189" calcext:value-type="float">
            <text:p>12189</text:p>
          </table:table-cell>
          <table:table-cell table:formula="of:=12597-[.E10]" office:value-type="float" office:value="408" calcext:value-type="float">
            <text:p>408</text:p>
          </table:table-cell>
          <table:table-cell office:value-type="float" office:value="179.156374931" calcext:value-type="float">
            <text:p>179,156374931</text:p>
          </table:table-cell>
          <table:table-cell office:value-type="float" office:value="0.252736091614" calcext:value-type="float">
            <text:p>0,252736091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995236961181" calcext:value-type="float">
            <text:p>98,00</text:p>
          </table:table-cell>
          <table:table-cell table:style-name="ce3" table:formula="of:=([.F11]/12597)*100" office:value-type="float" office:value="2.00047630388188" calcext:value-type="float">
            <text:p>2,00</text:p>
          </table:table-cell>
          <table:table-cell/>
          <table:table-cell table:style-name="ce4" table:formula="of:=[.E27]+[.H27]" office:value-type="float" office:value="12345" calcext:value-type="float">
            <text:p>12345</text:p>
          </table:table-cell>
          <table:table-cell table:formula="of:=12597-[.E11]" office:value-type="float" office:value="252" calcext:value-type="float">
            <text:p>252</text:p>
          </table:table-cell>
          <table:table-cell office:value-type="float" office:value="186.000236988" calcext:value-type="float">
            <text:p>186,000236988</text:p>
          </table:table-cell>
          <table:table-cell office:value-type="float" office:value="0.260693073273" calcext:value-type="float">
            <text:p>0,26069307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129951575772" calcext:value-type="float">
            <text:p>97,9129951576</text:p>
          </table:table-cell>
          <table:table-cell table:formula="of:=AVERAGE([.C2:.C11])" office:value-type="float" office:value="2.0870048424228" calcext:value-type="float">
            <text:p>2,087004842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4.1" calcext:value-type="float">
            <text:p>12334,1</text:p>
          </table:table-cell>
          <table:table-cell table:formula="of:=AVERAGE([.F2:.F11])" office:value-type="float" office:value="262.9" calcext:value-type="float">
            <text:p>262,9</text:p>
          </table:table-cell>
          <table:table-cell table:formula="of:=SUM([.G2:.G11])/10" office:value-type="float" office:value="215.88693285" calcext:value-type="float">
            <text:p>215,88693285</text:p>
          </table:table-cell>
          <table:table-cell table:formula="of:=SUM([.H2:.H11])/10" office:value-type="float" office:value="0.2099827051163" calcext:value-type="float">
            <text:p>0,209982705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5.7" calcext:value-type="float">
            <text:p>5645,7</text:p>
          </table:table-cell>
          <table:table-cell table:formula="of:=AVERAGE([.G18:.G27])" office:value-type="float" office:value="217" calcext:value-type="float">
            <text:p>217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table:formula="of:=12597-SUM([.E18:.G18])" office:value-type="float" office:value="6718" calcext:value-type="float">
            <text:p>671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5.9" calcext:value-type="float">
            <text:p>45,9</text:p>
          </table:table-cell>
          <table:table-cell table:formula="of:=AVERAGE([.H18:.H27])" office:value-type="float" office:value="6688.4" calcext:value-type="float">
            <text:p>6688,4</text:p>
          </table:table-cell>
          <table:table-cell/>
          <table:table-cell office:value-type="float" office:value="5733" calcext:value-type="float">
            <text:p>5733</text:p>
          </table:table-cell>
          <table:table-cell office:value-type="float" office:value="44" calcext:value-type="float">
            <text:p>44</text:p>
          </table:table-cell>
          <table:table-cell office:value-type="float" office:value="247" calcext:value-type="float">
            <text:p>247</text:p>
          </table:table-cell>
          <table:table-cell table:formula="of:=12597-SUM([.E19:.G19])" office:value-type="float" office:value="6573" calcext:value-type="float">
            <text:p>657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1" calcext:value-type="float">
            <text:p>5651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table:formula="of:=12597-SUM([.E20:.G20])" office:value-type="float" office:value="6693" calcext:value-type="float">
            <text:p>66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5.7" calcext:value-type="float">
            <text:p>5645,7</text:p>
          </table:table-cell>
          <table:table-cell table:number-columns-repeated="2"/>
          <table:table-cell office:value-type="float" office:value="5587" calcext:value-type="float">
            <text:p>5587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12597-SUM([.E21:.G21])" office:value-type="float" office:value="6756" calcext:value-type="float">
            <text:p>67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5.9" calcext:value-type="float">
            <text:p>45,9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formula="of:=12597-SUM([.E22:.G22])" office:value-type="float" office:value="6597" calcext:value-type="float">
            <text:p>6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7" calcext:value-type="float">
            <text:p>217</text:p>
          </table:table-cell>
          <table:table-cell table:number-columns-repeated="2"/>
          <table:table-cell office:value-type="float" office:value="5671" calcext:value-type="float">
            <text:p>5671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table:formula="of:=12597-SUM([.E23:.G23])" office:value-type="float" office:value="6698" calcext:value-type="float">
            <text:p>669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88.4" calcext:value-type="float">
            <text:p>6688,4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table:formula="of:=12597-SUM([.E24:.G24])" office:value-type="float" office:value="6695" calcext:value-type="float">
            <text:p>669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4" calcext:value-type="float">
            <text:p>5544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  <table:table-cell table:formula="of:=12597-SUM([.E25:.G25])" office:value-type="float" office:value="6830" calcext:value-type="float">
            <text:p>683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1" calcext:value-type="float">
            <text:p>5591</text:p>
          </table:table-cell>
          <table:table-cell office:value-type="float" office:value="112" calcext:value-type="float">
            <text:p>112</text:p>
          </table:table-cell>
          <table:table-cell office:value-type="float" office:value="296" calcext:value-type="float">
            <text:p>296</text:p>
          </table:table-cell>
          <table:table-cell table:formula="of:=12597-SUM([.E26:.G26])" office:value-type="float" office:value="6598" calcext:value-type="float">
            <text:p>659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19" calcext:value-type="float">
            <text:p>5619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129951575772" calcext:value-type="float">
            <text:p>0,9791299516</text:p>
          </table:table-cell>
          <table:table-cell table:number-columns-repeated="2"/>
          <table:table-cell table:formula="of:=SUM([.E18:.E27])/10" office:value-type="float" office:value="5645.7" calcext:value-type="float">
            <text:p>5645,7</text:p>
          </table:table-cell>
          <table:table-cell table:formula="of:=SUM([.F18:.F27])/10" office:value-type="float" office:value="45.9" calcext:value-type="float">
            <text:p>45,9</text:p>
          </table:table-cell>
          <table:table-cell table:formula="of:=SUM([.G18:.G27])/10" office:value-type="float" office:value="217" calcext:value-type="float">
            <text:p>217</text:p>
          </table:table-cell>
          <table:table-cell table:formula="of:=SUM([.H18:.H27])/10" office:value-type="float" office:value="6688.4" calcext:value-type="float">
            <text:p>668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870048424228" calcext:value-type="float">
            <text:p>0,0208700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986337353097" calcext:value-type="float">
            <text:p>0,9629863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184146830406" calcext:value-type="float">
            <text:p>0,99318414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36:58.9642557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9S</meta:editing-duration>
    <meta:editing-cycles>6</meta:editing-cycles>
    <meta:generator>LibreOffice/5.1.6.2$Linux_X86_64 LibreOffice_project/10m0$Build-2</meta:generator>
    <dc:date>2018-01-20T14:38:31.577299526</dc:date>
    <meta:document-statistic meta:table-count="1" meta:cell-count="167" meta:object-count="0"/>
  </office:meta>
</office:document-meta>
</file>